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Ultrafine_20_Dashed"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1.9cm" svg:x="0.3cm" svg:y="11.1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frame draw:style-name="gr2" draw:layer="layout" svg:width="2.763cm" svg:height="1.673cm" svg:x="2.4cm" svg:y="8.327cm">
          <draw:text-box>
            <text:p>ZABBIX</text:p>
            <text:p>API</text:p>
          </draw:text-box>
        </draw:frame>
        <draw:custom-shape draw:style-name="gr1" draw:text-style-name="P1" draw:layer="layout" svg:width="9cm" svg:height="1.8cm" svg:x="0.4cm" svg:y="4.5cm">
          <text:p text:style-name="P1">Hatohol server process</text:p>
          <text:p text:style-name="P1">(written in C++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.9cm" svg:x="0.4cm" svg:y="0.7cm">
          <text:p text:style-name="P1">Hatohol client</text:p>
          <text:p text:style-name="P1">(Python with Djang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4cm" svg:x="9.2cm" svg:y="11.5cm">
          <text:p text:style-name="P1">Nagios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8cm" svg:x="13cm" svg:y="0.7cm">
          <text:p text:style-name="P1">Operator's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1.6cm" svg:x="9.8cm" svg:y="0.8cm">
          <text:p text:style-name="P1">HTTP</text:p>
          <draw:enhanced-geometry svg:viewBox="0 0 21600 21600" draw:text-areas="0 ?f0 ?f5 ?f2" draw:type="right-arrow" draw:modifiers="15017.993795243 5338.84077281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.8cm" svg:y1="11.1cm" svg:x2="3cm" svg:y2="6.5cm">
          <text:p/>
        </draw:line>
        <draw:custom-shape draw:style-name="gr1" draw:text-style-name="P1" draw:layer="layout" svg:width="2.8cm" svg:height="1.4cm" svg:x="9.4cm" svg:y="8.3cm">
          <text:p text:style-name="P1">ndo2d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1.5cm" svg:x="7.1cm" svg:y="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8cm" svg:y1="8.2cm" svg:x2="7.5cm" svg:y2="6.4cm">
          <text:p/>
        </draw:line>
        <draw:frame draw:style-name="gr2" draw:text-style-name="P1" draw:layer="layout" svg:width="2.619cm" svg:height="1.673cm" svg:x="6.781cm" svg:y="9.327cm">
          <draw:text-box>
            <text:p text:style-name="P1">MySQL</text:p>
            <text:p text:style-name="P1">DB</text:p>
          </draw:text-box>
        </draw:frame>
        <draw:line draw:style-name="gr4" draw:text-style-name="P1" draw:layer="layout" svg:x1="10.7cm" svg:y1="11.5cm" svg:x2="10.7cm" svg:y2="9.7cm">
          <text:p/>
        </draw:line>
        <draw:custom-shape draw:style-name="gr6" draw:text-style-name="P1" draw:layer="layout" svg:width="5.9cm" svg:height="3.1cm" svg:x="6.8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144cm" svg:height="0.962cm" svg:x="9.656cm" svg:y="6.9cm">
          <draw:text-box>
            <text:p text:style-name="P1">NDOUtils</text:p>
          </draw:text-box>
        </draw:frame>
        <draw:line draw:style-name="gr4" draw:text-style-name="P1" draw:layer="layout" svg:x1="9.4cm" svg:y1="8.9cm" svg:x2="8.3cm" svg:y2="8.9cm">
          <text:p/>
        </draw:line>
        <draw:custom-shape draw:style-name="gr7" draw:text-style-name="P1" draw:layer="layout" svg:width="1.5cm" svg:height="1.5cm" svg:x="2.9cm" svg:y="2.8cm">
          <text:p/>
          <draw:enhanced-geometry svg:viewBox="0 0 21600 21600" draw:text-areas="?f0 ?f7 ?f2 21600" draw:type="up-arrow" draw:modifiers="8792.5383077948 4806.3957361758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4.621cm" svg:height="0.963cm" svg:x="4.279cm" svg:y="3.137cm">
          <draw:text-box>
            <text:p text:style-name="P1">REST + JSON</text:p>
          </draw:text-box>
        </draw:frame>
        <draw:custom-shape draw:style-name="gr5" draw:text-style-name="P1" draw:layer="layout" svg:width="1.7cm" svg:height="1.5cm" svg:x="9.1cm" svg:y="4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3.707cm" svg:height="0.962cm" svg:x="10.693cm" svg:y="5cm">
          <draw:text-box>
            <text:p>Data cach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exGothic" style:font-family-generic="roman" style:font-pitch="variable" fo:font-size="24pt" fo:language="en" fo:country="US" style:font-family-asian="IPAexGothic" style:font-family-generic-asian="system" style:font-pitch-asian="variable" style:font-size-asian="24pt" style:language-asian="ja" style:country-asian="JP" style:font-family-complex="IPAex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IPAex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IPAex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7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0.2.2$Linux_X86_64 LibreOffice_project/400m0$Build-2</meta:generator>
    <dc:date>2013-06-25T08:37:44</dc:date>
    <dc:creator>kyamato </dc:creator>
    <meta:editing-duration>PT15H2M33S</meta:editing-duration>
    <meta:editing-cycles>5</meta:editing-cycles>
    <meta:document-statistic meta:object-count="20"/>
  </office:meta>
</office:document-meta>
</file>